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ia 81 odcinek 7</text:p>
      <text:p text:style-name="P3"/>
      <text:p text:style-name="P1">Etap I</text:p>
      <text:p text:style-name="P1"/>
      <text:p text:style-name="P4">czy liczba pierwsza może być liczbą parzystą <text:s text:c="38"/><text:span text:style-name="T1"><text:s/>TAK</text:span></text:p>
      <text:p text:style-name="P4">bez ustanku piszemy razem czy oddzielnie <text:s text:c="44"/><text:span text:style-name="T1">rozłacznie</text:span></text:p>
      <text:p text:style-name="P4">jak nazywa się tytułowy bohater powieści Daniela Defoe <text:s text:c="20"/><text:span text:style-name="T1"><text:s/>Robinson</text:span></text:p>
      <text:p text:style-name="P4">na co wlazł kotek w dzięcięcej piosence <text:s text:c="49"/><text:span text:style-name="T1">na płotek</text:span></text:p>
      <text:p text:style-name="P4">czy żyjący w Polsce żółw błotny jest pod ochroną <text:s text:c="33"/><text:span text:style-name="T1">TAK</text:span></text:p>
      <text:p text:style-name="P4">kto jest głową państwa w Nowej Zelandii <text:s text:c="46"/><text:span text:style-name="T1"><text:s/>królowa</text:span></text:p>
      <text:p text:style-name="P4">czy w walkach sumo czas pojedynku jest ograniczony <text:s text:c="25"/><text:span text:style-name="T1"><text:s text:c="2"/>NIE </text:span></text:p>
      <text:p text:style-name="P4">w którym państwie urodził się Alfred Nobel <text:s text:c="43"/><text:span text:style-name="T1">Szwecja</text:span></text:p>
      <text:p text:style-name="P4">w kogo wcielił Stanisław Mikulicki, bohater serialu Stawka większa <text:s text:c="3"/><text:span text:style-name="T1"><text:s/>Hans Kloss</text:span></text:p>
      <text:p text:style-name="P4">co w cukiernictwie oznacza wyrażenie kuwertura <text:s text:c="33"/><text:span text:style-name="T1"><text:s/>masa czekoladowa</text:span></text:p>
      <text:p text:style-name="P4">jak nazywa się melodia grana co godzinę z wieży Kościoła Mariackiego <text:s text:c="2"/><text:span text:style-name="T1">hejnał</text:span></text:p>
      <text:p text:style-name="P4">czy paź królowej występuje na terenie Polski <text:s text:c="38"/><text:span text:style-name="T1"><text:s text:c="2"/>TAK</text:span></text:p>
      <text:p text:style-name="P4">z którego państwa pochodzą produkcje filmowe określane mianem bollywodzkich</text:p>
      <text:p text:style-name="P4">czy Krzemowa Dolina leży w Tatrach <text:s text:c="53"/><text:span text:style-name="T1">NIE </text:span></text:p>
      <text:p text:style-name="P4">gdzie wg przysłowia nie należy wkładać palca <text:s text:c="38"/><text:span text:style-name="T1"><text:s text:c="2"/>między drzwi</text:span></text:p>
      <text:p text:style-name="P4">przez które morze Mojżesz przeprowadził Izraelitów <text:s text:c="29"/><text:span text:style-name="T1">Morze Czerwone</text:span></text:p>
      <text:p text:style-name="P4">jakiej narodowości był Dante Allighieri <text:s text:c="50"/><text:span text:style-name="T1">Włoch</text:span></text:p>
      <text:p text:style-name="P4">kto zaśpiewał tytułową piosenkę do kreskówki o Pszczółce Mai <text:s text:c="11"/><text:span text:style-name="T1">Zbyszek Wodecki</text:span></text:p>
      <text:p text:style-name="P4">jaką funkcję w klasztorze paulinów pełnił Klemens Kordecki <text:s text:c="13"/><text:span text:style-name="T1"><text:s text:c="2"/>przeor</text:span></text:p>
      <text:p text:style-name="P4">czy witaminy A i D wystepują w tranie <text:s text:c="50"/><text:span text:style-name="T1"><text:s/>TAK</text:span></text:p>
      <text:p text:style-name="P4"><text:span text:style-name="T1"/></text:p>
      <text:p text:style-name="P2"><text:span text:style-name="T1">Etap II</text:span></text:p>
      <text:p text:style-name="P2"><text:span text:style-name="T1"/></text:p>
      <text:p text:style-name="P4">czy manufaktura jest oparta na pracy ręcznej czy taśmowej <text:s text:c="17"/><text:span text:style-name="T1"><text:s/>ręcznej</text:span></text:p>
      <text:p text:style-name="P4">jak w dawnej Polsce nazywał się pierwszy Sejm w okresie bezkrólewia <text:s/></text:p>
      <text:p text:style-name="P5">Sejm konwokacyjny</text:p>
      <text:p text:style-name="P4">kształt której figury geometrycznej ma diabelski młyn <text:s text:c="24"/><text:span text:style-name="T1"><text:s text:c="2"/>koło</text:span></text:p>
      <text:p text:style-name="P4">czy sake pije się na ciepło czy na zimno <text:s text:c="49"/><text:span text:style-name="T1">ciepły</text:span></text:p>
      <text:p text:style-name="P4">w którym wieku powstał w Moskwie uniwersytet <text:s text:c="32"/><text:span text:style-name="T1"><text:s text:c="2"/>XVIII w.</text:span></text:p>
      <text:p text:style-name="P4">Niob to pierwiastek chemiczny czy grecki bóg <text:s text:c="37"/><text:span text:style-name="T1"><text:s text:c="2"/>pierwiastek</text:span></text:p>
      <text:p text:style-name="P4">jak miał na imię Stradivarius <text:s text:c="66"/><text:span text:style-name="T1"><text:s/>Antonio</text:span></text:p>
      <text:p text:style-name="P4">przez jakie h piszemy słowo czyhać</text:p>
      <text:p text:style-name="P4">częścią którego utworu A. Fredry jest wiersz pt. Paweł i Gaweł <text:s text:c="12"/><text:span text:style-name="T1">Pan Jowialski</text:span></text:p>
      <text:p text:style-name="P4">z którego kontynentu pochodzi ojciec Baracka Obamy <text:s text:c="23"/><text:span text:style-name="T1"><text:s text:c="3"/>Afryka</text:span></text:p>
      <text:p text:style-name="P4">czy tytuł Opery Verdiego Traviata jest jednocześnie imieniem głównej bohaterki <text:s text:c="2"/><text:span text:style-name="T1">NIE </text:span></text:p>
      <text:p text:style-name="P4">przedstawicielem której epoki literackiej był francuski powieściopisarz Stend Al <text:s text:c="2"/><text:span text:style-name="T1">romantyzm</text:span></text:p>
      <text:p text:style-name="P4">Malaga to miasto portowe w Hiszpanii czy Portugalii <text:s text:c="27"/><text:span text:style-name="T1"><text:s/>Hiszpania</text:span></text:p>
      <text:p text:style-name="P4">jak w starożytnej Grecji nazywał się tor wyścigowy dla koni i zaprzęgów <text:span text:style-name="T1"><text:s/>hipodrom</text:span></text:p>
      <text:p text:style-name="P4">w godle którego europejskiego kraju widnieje harfa <text:s text:c="28"/><text:span text:style-name="T1"><text:s text:c="2"/>Irlandia</text:span></text:p>
      <text:p text:style-name="P4">w którym roku Rudolph Hess uciekł do GB <text:s text:c="43"/><text:span text:style-name="T1">1941 r</text:span></text:p>
      <text:p text:style-name="P4">jak nazywa się polska wokalistka która założyła grupę Bem&amp;Beck <text:s text:c="6"/><text:span text:style-name="T1">Ewa Bem</text:span></text:p>
      <text:p text:style-name="P4">czy w zakończeniu powieści w Pustyni i w puszczy Staś i Nel zostali parą <text:s text:c="2"/><text:span text:style-name="T1"><text:s/>TAK</text:span></text:p>
      <text:p text:style-name="P4"><text:soft-page-break/>która europejska rzeka przepływa przez największą liczbęp państw <text:s text:c="2"/><text:span text:style-name="T1"><text:s text:c="2"/>Dunaj</text:span></text:p>
      <text:p text:style-name="P4">Boreasz to bóg wiatru północnego czy południowego <text:s text:c="26"/><text:span text:style-name="T1">North</text:span></text:p>
      <text:p text:style-name="P4">jak nazywa się kościelny mebel służący jako miejsce spowiedzi <text:s text:c="7"/><text:span text:style-name="T1"><text:s text:c="2"/>konfesjonał</text:span></text:p>
      <text:p text:style-name="P4">ile wynosi cztery podniesione do sześcianu <text:s text:c="42"/><text:span text:style-name="T1"><text:s/>64</text:span></text:p>
      <text:p text:style-name="P4">czy Jazonowi udało się zdobyć złote runo <text:s text:c="43"/><text:span text:style-name="T1"><text:s text:c="2"/>TAK</text:span></text:p>
      <text:p text:style-name="P4">jak nazywa się wyspa w zatoce San Francisco w której mieściło się ciężkie więzienie</text:p>
      <text:p text:style-name="P5">Alcatraz</text:p>
      <text:p text:style-name="P4">na którym warszawskim placu stoin grób Nieznanego Żołnierza <text:s text:c="7"/><text:span text:style-name="T1"><text:s/>plac Piłsudskiego</text:span></text:p>
      <text:p text:style-name="P4">na którym kontynencie żyje papużka falista <text:s text:c="42"/><text:span text:style-name="T1">Australia</text:span></text:p>
      <text:p text:style-name="P4">co w dosłownym tłumaczeniu znaczy słowo Budda <text:s text:c="26"/><text:span text:style-name="T1"><text:s text:c="3"/>oświecony</text:span></text:p>
      <text:p text:style-name="P4">czy etamina to tkanina czy lekarstwo <text:s text:c="51"/><text:span text:style-name="T1"><text:s/>tkanina</text:span></text:p>
      <text:p text:style-name="P4">z ilu ksiąg składa sie Pan Tadeusz <text:s text:c="56"/><text:span text:style-name="T1"><text:s/>dwanaście</text:span></text:p>
      <text:p text:style-name="P4">w którym wieku urodził się Mahatma Gandhi <text:s text:c="39"/><text:span text:style-name="T1">XIX w.</text:span></text:p>
      <text:p text:style-name="P4">w ktorej dziedzinie w 1919 W. Wilson otrzymał nagrodę Nobla <text:s text:c="9"/><text:span text:style-name="T1"><text:s/>pokojowa</text:span></text:p>
      <text:p text:style-name="P4">podróż kolejką linową z Kuźnic na Kasprowy Wierch odbywa się z przesiadką czy bezpośrednio <text:s text:c="89"/><text:span text:style-name="T1"><text:s/>z przesiadką</text:span></text:p>
      <text:p text:style-name="P4">w którym mieście wg legendy król Chrobry wyszczerbił miecz koronacyjny <text:s text:c="3"/><text:span text:style-name="T1"><text:s/>Kijów</text:span></text:p>
      <text:p text:style-name="P4">jakiej narodowości był Vincent van Gogh <text:s text:c="41"/><text:span text:style-name="T1"><text:s text:c="4"/>Holender</text:span></text:p>
      <text:p text:style-name="P4">nazwa ktorego południowoamerykańskiego państwa rozpoczyna się na literę W </text:p>
      <text:p text:style-name="P5">Wenezuela</text:p>
      <text:p text:style-name="P4">Mesalina to symbol kobiety rozpustnej czy wiernej <text:s text:c="29"/><text:span text:style-name="T1"><text:s/>rozpustna</text:span> <text:s text:c="19"/></text:p>
      <text:p text:style-name="P4">który niemiecki generał podpisał 7.V 1945 akt bezwarunkowej kapitulacji Wermahtu <text:s/></text:p>
      <text:p text:style-name="P5">gen. Alfred Jodl</text:p>
      <text:p text:style-name="P4">jak miał na imię Rubinstein, światowej sławy polski pianista <text:s text:c="15"/><text:span text:style-name="T1"><text:s/>Artur</text:span> <text:s text:c="62"/></text:p>
      <text:p text:style-name="P4">w którym mieście odbyły się letnie IO w 1924 r gdzie debiutowała ekipa z Polski</text:p>
      <text:p text:style-name="P5">Paryż</text:p>
      <text:p text:style-name="P4">kirasjer to żołnierz jazdy lekkiej czy ciężkiej <text:s text:c="40"/><text:span text:style-name="T1"><text:s/>ciężkiej</text:span></text:p>
      <text:p text:style-name="P4">w którym filmie Michelangelo Antoniniego Jack Nicholson z 1975 r <text:s/>zagrał główną rolę</text:p>
      <text:p text:style-name="P5">Zawód Reporter</text:p>
      <text:p text:style-name="P4"/>
      <text:p text:style-name="P1">Etap III</text:p>
      <text:p text:style-name="P1"/>
      <text:p text:style-name="P4">jaki przedrostek oznacza 1/100 jakiejś wielkości <text:s text:c="35"/><text:span text:style-name="T1"><text:s/>centy</text:span></text:p>
      <text:p text:style-name="P4">uczestnikiem którego powstania był malarz Maksymilian Gierymski <text:s text:c="2"/><text:span text:style-name="T1"><text:s/>styczniowe</text:span></text:p>
      <text:p text:style-name="P4">jak nazywa się najdłuższy odcinek przewodu pokarmowego <text:s text:c="16"/><text:span text:style-name="T1"><text:s/>jelito cienkie</text:span></text:p>
      <text:p text:style-name="P4">Czy granice współczesnej Rosji pokrywają się z granicami ZSRS <text:s text:c="9"/><text:span text:style-name="T1">NIE </text:span></text:p>
      <text:p text:style-name="P4">z którego państwa pochodził reżyser filmowy <text:s text:c="40"/></text:p>
      <text:p text:style-name="P4">w którym województwie leży Zalew Zegrzyński <text:s text:c="37"/><text:span text:style-name="T1">mazowieckie</text:span></text:p>
      <text:p text:style-name="P4">w jakim stylu architektonicznym wybudowany jest pałac w <text:s/>Wilanowie <text:s/><text:span text:style-name="T1">barok</text:span></text:p>
      <text:p text:style-name="P4">czy pięć brytyjskich stóp to więcej czy mniej 1,80 m <text:s text:c="28"/><text:span text:style-name="T1"><text:s/>mniej</text:span></text:p>
      <text:p text:style-name="P4">jak nazywamy dźwięk wydawany przez bociany <text:s text:c="36"/><text:span text:style-name="T1">klekot</text:span></text:p>
      <text:p text:style-name="P4">ile okrętów podwodnych miała Polska w 1939 r <text:s text:c="36"/><text:span text:style-name="T1"><text:s/>pięć</text:span></text:p>
      <text:p text:style-name="P4">jakie imiona nosili dwaj pierwsi synowie Adama i Ewy <text:s text:c="25"/><text:span text:style-name="T1">Kain i Abel</text:span></text:p>
      <text:p text:style-name="P4">na którym morzu znajduje się zatoka Wielka Syrta <text:s text:c="32"/><text:span text:style-name="T1"><text:s/>Śródziemne</text:span></text:p>
      <text:p text:style-name="P4">kto jest autorem książki Pianista <text:s text:c="61"/><text:span text:style-name="T1"><text:s/>Szpilman</text:span></text:p>
      <text:p text:style-name="P4">w którym państwie został zamordowany Lew Trocki <text:s text:c="29"/><text:span text:style-name="T1"><text:s/>Meksyk</text:span></text:p>
      <text:p text:style-name="P4">który polski malarz jest twórcą obrazu Nocne przygody Jana Olbrachta z Kallimachem</text:p>
      <text:p text:style-name="P5">Jan Matejko</text:p>
      <text:p text:style-name="P4"><text:soft-page-break/>jak z łaciny nazywa się uroczystość przyjęcia nowych studentów na I rok studiów </text:p>
      <text:p text:style-name="P5">immatrykulacja</text:p>
      <text:p text:style-name="P4">czy jeden akr to więcej czy mniej niż hektar <text:s text:c="40"/><text:span text:style-name="T1"><text:s text:c="2"/>mniej</text:span></text:p>
      <text:p text:style-name="P4">w którym mieście madame Marie Trouse założyła galerię figur woskowych <text:s/><text:span text:style-name="T1"><text:s text:c="2"/>Londy</text:span>n</text:p>
      <text:p text:style-name="P4">która grupa górska jest najwyższa w Karpatach <text:s text:c="37"/><text:span text:style-name="T1">Tatry</text:span></text:p>
      <text:p text:style-name="P4">błękitne hełmy to siły pokojowe ONZ, NATO czy UE <text:s text:c="25"/><text:span text:style-name="T1"><text:s/>ONZ</text:span></text:p>
      <text:p text:style-name="P4">jak należy pisać słowo Europarlament wielką czy małą literą <text:s text:c="15"/><text:span text:style-name="T1"><text:s/>wielką <text:s/></text:span><text:s text:c="4"/></text:p>
      <text:p text:style-name="P4">jak wg Kadłubka miała na imię córka Kraka <text:s text:c="40"/><text:span text:style-name="T1"><text:s text:c="2"/>Wanda</text:span></text:p>
      <text:p text:style-name="P4">który polski banknot obiegowy ma największy nominał <text:s text:c="24"/><text:span text:style-name="T1">200 zł</text:span></text:p>
      <text:p text:style-name="P4">ATP to ranking zawodników której dyscypliny <text:s text:c="37"/><text:span text:style-name="T1"><text:s/>tenis ziemny</text:span></text:p>
      <text:p text:style-name="P4">w którym serialu o lekarzach w rolę dra Rossa wcielił się George Clooney <text:s/><text:span text:style-name="T1"><text:s/>Ostry dyżur</text:span></text:p>
      <text:p text:style-name="P4">z iloma państwami ma granice lądowe Korea południowa <text:s text:c="21"/><text:span text:style-name="T1">jed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9T20:30:56.78</meta:creation-date>
    <meta:document-statistic meta:table-count="0" meta:image-count="0" meta:object-count="0" meta:page-count="3" meta:paragraph-count="99" meta:word-count="840" meta:character-count="7789"/>
    <dc:date>2014-09-09T22:07:52.70</dc:date>
    <meta:editing-duration>PT00H48M45S</meta:editing-duration>
    <meta:editing-cycles>1</meta:editing-cycles>
    <meta:generator>OpenOffice.ux.pl/3.1$Win32 OpenOffice.org_project/310m11$Build-39399</meta:generator>
  </office:meta>
</office:document-meta>
</file>